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61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5.1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">
      <style:paragraph-properties fo:margin-top="0in" fo:margin-bottom="0in" fo:padding="0in" fo:border="none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 style:list-style-name="L2">
      <style:paragraph-properties fo:padding="0in" fo:border="none"/>
    </style:style>
    <style:style style:name="P12" style:family="paragraph" style:parent-style-name="Table_20_Contents">
      <style:paragraph-properties fo:padding="0.0193in" fo:border="0.0138in solid #30363d"/>
    </style:style>
    <style:style style:name="P13" style:family="paragraph" style:parent-style-name="Table_20_Heading">
      <style:paragraph-properties fo:padding="0.0193in" fo:border="0.0138in solid #30363d"/>
    </style:style>
    <style:style style:name="P14" style:family="paragraph" style:parent-style-name="Table_20_Heading">
      <style:paragraph-properties fo:padding="0in" fo:border="none"/>
    </style:style>
    <style:style style:name="P15" style:family="paragraph" style:parent-style-name="Heading_20_2">
      <style:paragraph-properties fo:margin-top="0in" fo:margin-bottom="0.1965in"/>
    </style:style>
    <style:style style:name="P16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Nautilus DevOps team is tasked with enabling internet access for an EC2 instance running in a private subnet. This instance should be able to upload a test file to a public S3 bucket once it can access the internet. To minimize costs, the team has decided to use a NAT Instance instead of a NAT Gateway.</text:p>
      <text:p text:style-name="P9">The following components already exist in the environment:<text:line-break/>1) A VPC named <text:span text:style-name="Source_20_Text">nautilus-priv-vpc</text:span> and a private subnet named <text:span text:style-name="Source_20_Text">nautilus-priv-subnet</text:span> have been created.<text:line-break/>2) An EC2 instance named <text:span text:style-name="Source_20_Text">nautilus-priv-ec2</text:span> is already running in the private subnet.<text:line-break/>3) The EC2 instance is configured with a cron job that uploads a test file to the S3 bucket <text:span text:style-name="Source_20_Text">nautilus-nat-22490</text:span> every minute. Upload will only succeed once internet access is established.</text:p>
      <text:p text:style-name="P9">Your task is to:</text:p>
      <text:list xml:id="list1746726160683387365" text:style-name="L1">
        <text:list-item>
          <text:p text:style-name="P8">Create a new public subnet named <text:span text:style-name="Source_20_Text">nautilus-pub-subnet</text:span> in the existing VPC.</text:p>
        </text:list-item>
        <text:list-item>
          <text:p text:style-name="P10">Launch a NAT Instance in the public subnet using an Amazon Linux 2 AMI and name it <text:span text:style-name="Source_20_Text">nautilus-nat-instance</text:span>. Configure this instance to act as a NAT instance. Make sure to use a custom security group for this instance.</text:p>
        </text:list-item>
      </text:list>
      <text:p text:style-name="P9">After the configuration, verify that the test file <text:span text:style-name="Source_20_Text">nautilus-test.txt</text:span> appears in the S3 bucket <text:span text:style-name="Source_20_Text">nautilus-nat-22490</text:span>. This indicates successful internet access from the private EC2 instance via the NAT Instance.</text:p>
      <text:p text:style-name="Text_20_body"/>
      <text:p text:style-name="P9">Use below given <text:span text:style-name="T1">AWS Credentials:</text:span> (You can run the <text:span text:style-name="Source_20_Text">showcreds</text:span> command on <text:span text:style-name="Source_20_Text">aws-client</text:span> host to retrieve these credential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<text:bookmark text:name="console_url"/>Console URL<text:bookmark text:name="https://119261019513.signin.aws.amazon.com/console?region=us-east-1"/></text:p>
            </table:table-cell>
            <table:table-cell table:style-name="Table1.A1" office:value-type="string">
              <text:p text:style-name="P14"><text:a xlink:type="simple" xlink:href="https://119261019513.signin.aws.amazon.com/console?region=us-east-1" office:target-frame-name="_blank" xlink:show="new" text:style-name="Internet_20_link" text:visited-style-name="Visited_20_Internet_20_Link">https://119261019513.signin.aws.amazon.com/console?region=us-east-1</text:a></text:p>
            </table:table-cell>
          </table:table-row>
        </table:table-header-rows>
        <table:table-row>
          <table:table-cell table:style-name="Table1.A1" office:value-type="string">
            <text:p text:style-name="P12">Username</text:p>
          </table:table-cell>
          <table:table-cell table:style-name="Table1.A1" office:value-type="string">
            <text:p text:style-name="P12">kk_labs_user_504099</text:p>
          </table:table-cell>
        </table:table-row>
        <table:table-row>
          <table:table-cell table:style-name="Table1.A1" office:value-type="string">
            <text:p text:style-name="P12">Password</text:p>
          </table:table-cell>
          <table:table-cell table:style-name="Table1.A1" office:value-type="string">
            <text:p text:style-name="P12">4%YhV7DM6!@R</text:p>
          </table:table-cell>
        </table:table-row>
        <table:table-row>
          <table:table-cell table:style-name="Table1.A1" office:value-type="string">
            <text:p text:style-name="P12">Start Time</text:p>
          </table:table-cell>
          <table:table-cell table:style-name="Table1.A1" office:value-type="string">
            <text:p text:style-name="P12">Fri Dec 26 03:03:40 UTC 2025</text:p>
          </table:table-cell>
        </table:table-row>
        <table:table-row>
          <table:table-cell table:style-name="Table1.A1" office:value-type="string">
            <text:p text:style-name="P12">End Time</text:p>
          </table:table-cell>
          <table:table-cell table:style-name="Table1.A1" office:value-type="string">
            <text:p text:style-name="P12">Fri Dec 26 03:03:40 UTC 2025</text:p>
          </table:table-cell>
        </table:table-row>
      </table:table>
      <text:p text:style-name="P9"><text:line-break/><text:span text:style-name="Source_20_Text">Notes:</text:span></text:p>
      <text:list xml:id="list3144452206369408608" text:style-name="L2">
        <text:list-item>
          <text:p text:style-name="P11">Use region <text:span text:style-name="Source_20_Text">us-east-1</text:span></text:p>
        </text:list-item>
        <text:list-item>
          <text:p text:style-name="P11">To <text:span text:style-name="Source_20_Text">display</text:span> or <text:span text:style-name="Source_20_Text">hide</text:span> the terminal of the AWS client machine, you can use the expand toggle button as shown below:</text:p>
        </text:list-item>
      </text:list>
      <text:p text:style-name="Standard">Solutions:-</text:p>
      <text:h text:style-name="Heading_20_2" text:outline-level="2">Create the Public Subnet</text:h>
      <text:list xml:id="list7147630545577221112" text:style-name="L3">
        <text:list-item>
          <text:p text:style-name="P1">Go to the <text:span text:style-name="Strong_20_Emphasis">VPC console</text:span> → <text:span text:style-name="Emphasis">Subnets</text:span> → <text:span text:style-name="Emphasis">Create subnet</text:span>.</text:p>
        </text:list-item>
        <text:list-item>
          <text:p text:style-name="P1">Select <text:span text:style-name="Strong_20_Emphasis">VPC: nautilus-priv-vpc</text:span>.</text:p>
        </text:list-item>
        <text:list-item>
          <text:p text:style-name="P1">Name: <text:span text:style-name="Strong_20_Emphasis">nautilus-pub-subnet</text:span>.</text:p>
        </text:list-item>
        <text:list-item>
          <text:p text:style-name="P1">Choose an <text:span text:style-name="Strong_20_Emphasis">Availability Zone</text:span> (same AZ as your private subnet for simplicity).</text:p>
        </text:list-item>
        <text:list-item>
          <text:p text:style-name="P1">CIDR block: e.g., <text:span text:style-name="Source_20_Text">10.1.2.0/24</text:span> (ensure it doesn’t overlap with private subnet).</text:p>
        </text:list-item>
        <text:list-item>
          <text:p text:style-name="P1"><text:soft-page-break/>Save.</text:p>
        </text:list-item>
        <text:list-item>
          <text:p text:style-name="P1">After create subnet make sure enable auto assing public settings .</text:p>
        </text:list-item>
      </text:list>
      <text:h text:style-name="Heading_20_2" text:outline-level="2">Configure Internet Gateway</text:h>
      <text:list xml:id="list547983127506123638" text:style-name="L4">
        <text:list-item>
          <text:p text:style-name="P2">In the <text:span text:style-name="Strong_20_Emphasis">VPC console</text:span>, check if an <text:span text:style-name="Strong_20_Emphasis">Internet Gateway</text:span> exists. If not:</text:p>
          <text:list>
            <text:list-item>
              <text:p text:style-name="P2">Create one → Attach to <text:span text:style-name="Strong_20_Emphasis">nautilus-priv-vpc</text:span>.</text:p>
            </text:list-item>
          </text:list>
        </text:list-item>
        <text:list-item>
          <text:p text:style-name="P2">Update the <text:span text:style-name="Strong_20_Emphasis">route table</text:span> for <text:span text:style-name="Source_20_Text">nautilus-pub-subnet</text:span>:</text:p>
          <text:list>
            <text:list-item>
              <text:p text:style-name="P2">Add route: <text:span text:style-name="Source_20_Text">0.0.0.0/0</text:span> → Target: Internet Gateway.</text:p>
            </text:list-item>
          </text:list>
        </text:list-item>
      </text:list>
      <text:p text:style-name="Standard"/>
      <text:p text:style-name="Standard"/>
      <text:h text:style-name="Heading_20_2" text:outline-level="2">Launch NAT Instance</text:h>
      <text:list xml:id="list6921852422265395547" text:style-name="L5">
        <text:list-item>
          <text:p text:style-name="P3">Go to <text:span text:style-name="Strong_20_Emphasis">EC2 console</text:span> → <text:span text:style-name="Emphasis">Launch instance</text:span>.</text:p>
        </text:list-item>
        <text:list-item>
          <text:p text:style-name="P3">Name: <text:span text:style-name="Strong_20_Emphasis">nautilus-nat-instance</text:span>.</text:p>
        </text:list-item>
        <text:list-item>
          <text:p text:style-name="P3">AMI: <text:span text:style-name="Strong_20_Emphasis">Amazon Linux 2</text:span>.</text:p>
        </text:list-item>
        <text:list-item>
          <text:p text:style-name="P3">Instance type: <text:span text:style-name="Source_20_Text">t2.micro</text:span> (low cost).</text:p>
        </text:list-item>
        <text:list-item>
          <text:p text:style-name="P3">Network: <text:span text:style-name="Strong_20_Emphasis">nautilus-priv-vpc</text:span>.</text:p>
        </text:list-item>
        <text:list-item>
          <text:p text:style-name="P3">Subnet: <text:span text:style-name="Strong_20_Emphasis">nautilus-pub-subnet</text:span>.</text:p>
        </text:list-item>
        <text:list-item>
          <text:p text:style-name="P3">Enable <text:span text:style-name="Strong_20_Emphasis">Auto-assign Public IP</text:span>.</text:p>
        </text:list-item>
        <text:list-item>
          <text:p text:style-name="P3">Security group: Create custom SG:</text:p>
          <text:list>
            <text:list-item>
              <text:p text:style-name="P3">Inbound: add rule.</text:p>
            </text:list-item>
          </text:list>
        </text:list-item>
      </text:list>
      <text:p text:style-name="Text_20_body"><text:span text:style-name="Strong_20_Emphasis">Rule ID 1</text:span></text:p>
      <text:list xml:id="list1936893293487427349" text:style-name="L7">
        <text:list-item>
          <text:p text:style-name="P4">Type: All traffic</text:p>
        </text:list-item>
        <text:list-item>
          <text:p text:style-name="P4">Protocol: All</text:p>
        </text:list-item>
        <text:list-item>
          <text:p text:style-name="P4">Port range: All</text:p>
        </text:list-item>
        <text:list-item>
          <text:p text:style-name="P4">Source: <text:span text:style-name="Source_20_Text">10.1.0.0/16</text:span> ➝ This allows <text:span text:style-name="Strong_20_Emphasis">all traffic from your private subnet CIDR</text:span> (good, since the NAT instance must accept traffic from private EC2s).</text:p>
        </text:list-item>
      </text:list>
      <text:list xml:id="list2869873966860277300" text:style-name="L8">
        <text:list-item>
          <text:p text:style-name="P5"><text:span text:style-name="Strong_20_Emphasis">Rule 2</text:span></text:p>
        </text:list-item>
      </text:list>
      <text:list xml:id="list3096089691153141348" text:style-name="L9">
        <text:list-item>
          <text:p text:style-name="P6">Type: SSH</text:p>
        </text:list-item>
        <text:list-item>
          <text:p text:style-name="P6">Protocol: TCP</text:p>
        </text:list-item>
        <text:list-item>
          <text:p text:style-name="P6">Port range: 22</text:p>
        </text:list-item>
        <text:list-item>
          <text:p text:style-name="P6">Source: <text:span text:style-name="Source_20_Text">0.0.0.0/0</text:span> ➝ This allows <text:span text:style-name="Strong_20_Emphasis">SSH from anywhere</text:span> (not ideal for security, but okay for testing). Best practice: restrict to your admin IP.</text:p>
        </text:list-item>
      </text:list>
      <text:p text:style-name="Text_20_body"/>
      <text:list xml:id="list32292432" text:continue-list="list6921852422265395547" text:style-name="L5">
        <text:list-item>
          <text:list>
            <text:list-item>
              <text:p text:style-name="P3">All Trafic:- custom :</text:p>
            </text:list-item>
            <text:list-item>
              <text:p text:style-name="P3">Outbound: allow all.</text:p>
            </text:list-item>
          </text:list>
        </text:list-item>
        <text:list-item>
          <text:p text:style-name="P3">Launch.</text:p>
          <text:p text:style-name="P3"><text:soft-page-break/>Connect to server and run below cmd for Iptables save.</text:p>
          <text:p text:style-name="P3"/>
        </text:list-item>
      </text:list>
      <text:p text:style-name="Standard"/>
      <text:p text:style-name="Standard">sudo sysctl -w net.ipv4.ip_forward=1</text:p>
      <text:p text:style-name="Standard"/>
      <text:p text:style-name="Standard">sudo iptables -t nat -A POSTROUTING -o eth0 -j MASQUERADE</text:p>
      <text:p text:style-name="P16"/>
      <text:p text:style-name="P16">sudo yum install -y iptables-services </text:p>
      <text:p text:style-name="P16">sudo service iptables save</text:p>
      <text:p text:style-name="P16">sudo iptables -t nat -L -n -v</text:p>
      <text:h text:style-name="P15" text:outline-level="2">Update Private Subnet Route Table</text:h>
      <text:list xml:id="list73854727622157739" text:style-name="L10">
        <text:list-item>
          <text:p text:style-name="P7"><text:span text:style-name="Strong_20_Emphasis">Identify the NAT Instance ID</text:span></text:p>
          <text:list>
            <text:list-item>
              <text:p text:style-name="P7">In the EC2 console, find your <text:span text:style-name="Strong_20_Emphasis">nautilus-nat-instance</text:span>.</text:p>
            </text:list-item>
            <text:list-item>
              <text:p text:style-name="P7">Copy its <text:span text:style-name="Strong_20_Emphasis">Instance ID</text:span> (e.g., <text:span text:style-name="Source_20_Text">i-0abcd1234ef567890</text:span>).</text:p>
            </text:list-item>
          </text:list>
        </text:list-item>
        <text:list-item>
          <text:p text:style-name="P7"><text:span text:style-name="Strong_20_Emphasis">Find the Route Table for nautilus-priv-subnet</text:span></text:p>
          <text:list>
            <text:list-item>
              <text:p text:style-name="P7">Go to <text:span text:style-name="Strong_20_Emphasis">VPC console → Route Tables</text:span>.</text:p>
            </text:list-item>
            <text:list-item>
              <text:p text:style-name="P7">Locate the route table associated with <text:span text:style-name="Strong_20_Emphasis">nautilus-priv-subnet</text:span>.</text:p>
            </text:list-item>
            <text:list-item>
              <text:p text:style-name="P7">Confirm it’s the one linked to your private subnet.</text:p>
            </text:list-item>
          </text:list>
        </text:list-item>
        <text:list-item>
          <text:p text:style-name="P7"><text:span text:style-name="Strong_20_Emphasis">Add Default Route via NAT Instance</text:span></text:p>
          <text:list>
            <text:list-item>
              <text:p text:style-name="P7">Edit routes → Add route:</text:p>
              <text:list>
                <text:list-item>
                  <text:p text:style-name="P7">Destination: <text:span text:style-name="Source_20_Text">0.0.0.0/0</text:span></text:p>
                </text:list-item>
                <text:list-item>
                  <text:p text:style-name="P7">Target: <text:span text:style-name="Strong_20_Emphasis">Instance ID of nautilus-nat-instance</text:span></text:p>
                </text:list-item>
              </text:list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30M17S</meta:editing-duration>
    <meta:editing-cycles>8</meta:editing-cycles>
    <meta:generator>OpenOffice/4.1.16$Win32 OpenOffice.org_project/4116m3$Build-9816</meta:generator>
    <dc:date>2025-12-27T12:03:58.03</dc:date>
    <meta:document-statistic meta:table-count="1" meta:image-count="0" meta:object-count="0" meta:page-count="3" meta:paragraph-count="75" meta:word-count="628" meta:character-count="3776"/>
    <meta:user-defined meta:name="Info 1"/>
    <meta:user-defined meta:name="Info 2"/>
    <meta:user-defined meta:name="Info 3"/>
    <meta:user-defined meta:name="Info 4"/>
  </office:meta>
</office:document-meta>
</file>